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10 Pitch" svg:font-family="'Courier 10 Pitch'"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 PL ShanHeiSun Uni" svg:font-family="'AR PL ShanHeiSun Uni'" style:font-pitch="variable"/>
    <style:font-face style:name="Ani" svg:font-family="Ani"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Bitstream Charter" svg:font-family="'Bitstream Charter'"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Header_20_left">
      <style:text-properties fo:font-weight="normal" style:font-weight-asian="normal" style:font-weight-complex="normal"/>
    </style:style>
    <style:style style:name="P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4" style:family="paragraph" style:parent-style-name="Header_20_right">
      <style:paragraph-properties fo:margin-top="0cm" fo:margin-bottom="0cm"/>
    </style:style>
    <style:style style:name="P5" style:family="paragraph" style:parent-style-name="p">
      <style:text-properties fo:color="#00ae00" style:font-name="Courier 10 Pitch"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Title-chapter" style:master-page-name="Standard"/>
    <style:style style:name="T1" style:family="text">
      <style:text-properties style:font-name="Ani"/>
    </style:style>
    <style:style style:name="T2" style:family="text">
      <style:text-properties style:font-name="Bitstream Charter"/>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is is Module Two</text:h>
      <text:p text:style-name="p">Lorem ipsum <text:span text:style-name="T6">dolor</text:span>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5">Para Italic-Bold 16 Courier 10 Pitch.</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10 Pitch" svg:font-family="'Courier 10 Pitch'"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 PL ShanHeiSun Uni" svg:font-family="'AR PL ShanHeiSun Uni'" style:font-pitch="variable"/>
    <style:font-face style:name="Ani" svg:font-family="Ani"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Bitstream Charter" svg:font-family="'Bitstream Charter'"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 – This is Module Two</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2 – This is Module Two</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Module 2 – This is Module Two</dc:title>
    <meta:initial-creator>Pamela Glossop</meta:initial-creator>
    <meta:creation-date>2006-10-27T12:11:07</meta:creation-date>
    <dc:date>2007-05-04T11:18:23</dc:date>
    <dc:language>en-US</dc:language>
    <meta:editing-cycles>14</meta:editing-cycles>
    <meta:editing-duration>PT2H28M4S</meta:editing-duration>
    <meta:template xlink:type="simple" xlink:actuate="onRequest" xlink:role="template" xlink:href="../ice-template.ott" xlink:title="ice-template" meta:date="2007-03-23T15:10:39"/>
    <meta:user-defined meta:name="Info 1"/>
    <meta:user-defined meta:name="Info 2"/>
    <meta:user-defined meta:name="Info 3"/>
    <meta:user-defined meta:name="Info 4"/>
    <meta:document-statistic meta:table-count="48" meta:image-count="0" meta:object-count="0" meta:page-count="1" meta:paragraph-count="57" meta:word-count="160" meta:character-count="12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